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9T18:12:24.344842894</dc:date>
    <meta:editing-duration>P17DT18H26M48S</meta:editing-duration>
    <meta:editing-cycles>48</meta:editing-cycles>
    <meta:generator>LibreOffice/5.1.6.2$Linux_X86_64 LibreOffice_project/10m0$Build-2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